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.609cm" style:rel-column-width="912*"/>
    </style:style>
    <style:style style:name="Таблица2.B" style:family="table-column">
      <style:table-column-properties style:column-width="7.184cm" style:rel-column-width="4073*"/>
    </style:style>
    <style:style style:name="Таблица2.C" style:family="table-column">
      <style:table-column-properties style:column-width="2.91cm" style:rel-column-width="1650*"/>
    </style:style>
    <style:style style:name="Таблица2.D" style:family="table-column">
      <style:table-column-properties style:column-width="3.5cm" style:rel-column-width="1984*"/>
    </style:style>
    <style:style style:name="Таблица2.E" style:family="table-column">
      <style:table-column-properties style:column-width="7.389cm" style:rel-column-width="4189*"/>
    </style:style>
    <style:style style:name="Таблица2.F" style:family="table-column">
      <style:table-column-properties style:column-width="3.108cm" style:rel-column-width="1762*"/>
    </style:style>
    <style:style style:name="Таблица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F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F2" style:family="table-cell">
      <style:table-cell-properties style:vertical-align="middle"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A3" style:family="table-cell">
      <style:table-cell-properties style:vertical-align="middle"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3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F3" style:family="table-cell">
      <style:table-cell-properties style:vertical-align="middle" fo:background-color="#fcd4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5.705cm" fo:margin-left="0.258cm" table:align="left"/>
    </style:style>
    <style:style style:name="Table1.A" style:family="table-column">
      <style:table-column-properties style:column-width="5.403cm"/>
    </style:style>
    <style:style style:name="Table1.B" style:family="table-column">
      <style:table-column-properties style:column-width="5.405cm"/>
    </style:style>
    <style:style style:name="Table1.C" style:family="table-column">
      <style:table-column-properties style:column-width="6.899cm"/>
    </style:style>
    <style:style style:name="Table1.D" style:family="table-column">
      <style:table-column-properties style:column-width="7.999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195b51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0pt" fo:font-style="italic" fo:font-weight="normal" officeooo:paragraph-rsid="0017a116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7a116" officeooo:paragraph-rsid="00195b5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7a116" officeooo:paragraph-rsid="0017a11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8afdf" officeooo:paragraph-rsid="000ff12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8afdf" officeooo:paragraph-rsid="0017a11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8afdf" officeooo:paragraph-rsid="0018272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08afdf" style:font-weight-asian="bold" style:font-weight-complex="bold"/>
    </style:style>
    <style:style style:name="P11" style:family="paragraph" style:parent-style-name="Standard">
      <style:text-properties officeooo:paragraph-rsid="000d5bb8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8afdf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38f6"/>
    </style:style>
    <style:style style:name="P14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ce7c2" officeooo:paragraph-rsid="00169eba"/>
    </style:style>
    <style:style style:name="P15" style:family="paragraph" style:parent-style-name="Standard">
      <style:paragraph-properties fo:text-align="center" style:justify-single-word="false"/>
      <style:text-properties fo:font-size="8pt" officeooo:paragraph-rsid="0008afdf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officeooo:paragraph-rsid="000c38f6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8pt" officeooo:paragraph-rsid="000d5bb8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fo:font-size="8pt" officeooo:rsid="000ce7c2" officeooo:paragraph-rsid="0008afdf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font-size="8pt" officeooo:rsid="000ce7c2" officeooo:paragraph-rsid="000c38f6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officeooo:rsid="000ce7c2" officeooo:paragraph-rsid="000d5bb8" style:font-size-asian="8pt" style:font-size-complex="8pt"/>
    </style:style>
    <style:style style:name="P21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fo:font-size="8pt" officeooo:rsid="000ce7c2" officeooo:paragraph-rsid="00169eba" style:font-size-asian="8pt" style:font-size-complex="8pt"/>
    </style:style>
    <style:style style:name="P22" style:family="paragraph" style:parent-style-name="Standard">
      <style:text-properties officeooo:paragraph-rsid="0008afdf"/>
    </style:style>
    <style:style style:name="P23" style:family="paragraph" style:parent-style-name="Standard">
      <style:text-properties officeooo:paragraph-rsid="000c38f6"/>
    </style:style>
    <style:style style:name="P24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d5bb8" officeooo:paragraph-rsid="000d5bb8"/>
    </style:style>
    <style:style style:name="P25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d5bb8" officeooo:paragraph-rsid="00169eba"/>
    </style:style>
    <style:style style:name="P26" style:family="paragraph" style:parent-style-name="Standard">
      <style:text-properties officeooo:rsid="001192cc" officeooo:paragraph-rsid="001192cc"/>
    </style:style>
    <style:style style:name="P27" style:family="paragraph" style:parent-style-name="Standard">
      <style:text-properties officeooo:paragraph-rsid="001192cc"/>
    </style:style>
    <style:style style:name="P28" style:family="paragraph" style:parent-style-name="Standard">
      <style:text-properties style:font-name="Times New Roman" fo:font-size="14pt" officeooo:paragraph-rsid="001192cc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officeooo:paragraph-rsid="0017a116" style:font-size-asian="14pt" style:font-size-complex="14pt"/>
    </style:style>
    <style:style style:name="P30" style:family="paragraph" style:parent-style-name="Table_20_Contents">
      <style:paragraph-properties fo:text-align="center" style:justify-single-word="false">
        <style:tab-stops>
          <style:tab-stop style:position="0cm"/>
          <style:tab-stop style:position="0.397cm"/>
        </style:tab-stops>
      </style:paragraph-properties>
      <style:text-properties fo:font-weight="bold" officeooo:paragraph-rsid="0008afdf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paragraph-rsid="0010951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5a551" officeooo:paragraph-rsid="0008afdf" style:font-weight-asian="bold" style:font-weight-complex="bold"/>
    </style:style>
    <style:style style:name="P33" style:family="paragraph" style:parent-style-name="Table_20_Contents">
      <style:text-properties fo:font-weight="bold" officeooo:rsid="0005a551" officeooo:paragraph-rsid="0008afdf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90c5d" officeooo:paragraph-rsid="0008afdf" style:font-weight-asian="bold" style:font-weight-complex="bold"/>
    </style:style>
    <style:style style:name="P35" style:family="paragraph" style:parent-style-name="Table_20_Contents">
      <style:text-properties fo:font-weight="bold" officeooo:paragraph-rsid="0008afdf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37" style:family="paragraph" style:parent-style-name="Table_20_Contents">
      <style:text-properties fo:font-weight="bold" officeooo:rsid="00092765" officeooo:paragraph-rsid="0009276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92765" officeooo:paragraph-rsid="00092765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paragraph-rsid="0008afdf" style:font-weight-asian="bold" style:font-weight-complex="bold" style:text-rotation-angle="90" style:text-rotation-scale="line-height"/>
    </style:style>
    <style:style style:name="P40" style:family="paragraph" style:parent-style-name="Table_20_Contents">
      <style:text-properties fo:font-weight="bold" officeooo:rsid="0010951e" officeooo:paragraph-rsid="0010951e" style:font-weight-asian="bold" style:font-weight-complex="bold" style:text-rotation-angle="90" style:text-rotation-scale="line-height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005a551" officeooo:paragraph-rsid="0008afdf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005a551" officeooo:paragraph-rsid="00092765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05a551" officeooo:paragraph-rsid="0008afdf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05a551" officeooo:paragraph-rsid="00092765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05a551" officeooo:paragraph-rsid="000c38f6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05a551" officeooo:paragraph-rsid="000d5bb8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08afdf" officeooo:paragraph-rsid="0008afdf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092765" officeooo:paragraph-rsid="00092765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weight="normal" officeooo:rsid="000c38f6" officeooo:paragraph-rsid="000c38f6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0c38f6" officeooo:paragraph-rsid="000d5bb8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0c38f6" officeooo:paragraph-rsid="00154383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0c38f6" officeooo:paragraph-rsid="000c38f6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weight="normal" officeooo:rsid="000ce7c2" officeooo:paragraph-rsid="000c38f6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weight="normal" officeooo:rsid="000ce7c2" officeooo:paragraph-rsid="000d5bb8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154383" officeooo:paragraph-rsid="00154383" style:font-weight-asian="normal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officeooo:rsid="000ce7c2" officeooo:paragraph-rsid="0008afdf"/>
    </style:style>
    <style:style style:name="P57" style:family="paragraph" style:parent-style-name="Table_20_Contents">
      <style:paragraph-properties fo:text-align="start" style:justify-single-word="false"/>
      <style:text-properties officeooo:rsid="000ce7c2" officeooo:paragraph-rsid="0008afdf"/>
    </style:style>
    <style:style style:name="P58" style:family="paragraph" style:parent-style-name="Table_20_Contents">
      <style:paragraph-properties fo:text-align="start" style:justify-single-word="false"/>
      <style:text-properties officeooo:rsid="000ce7c2" officeooo:paragraph-rsid="000c38f6"/>
    </style:style>
    <style:style style:name="P59" style:family="paragraph" style:parent-style-name="Table_20_Contents">
      <style:paragraph-properties fo:text-align="start" style:justify-single-word="false"/>
      <style:text-properties officeooo:rsid="000ce7c2" officeooo:paragraph-rsid="000d5bb8"/>
    </style:style>
    <style:style style:name="P60" style:family="paragraph" style:parent-style-name="Table_20_Contents">
      <style:paragraph-properties fo:text-align="center" style:justify-single-word="false"/>
      <style:text-properties officeooo:paragraph-rsid="0008afdf"/>
    </style:style>
    <style:style style:name="P61" style:family="paragraph" style:parent-style-name="Table_20_Contents">
      <style:paragraph-properties fo:text-align="center" style:justify-single-word="false"/>
      <style:text-properties officeooo:paragraph-rsid="000c38f6"/>
    </style:style>
    <style:style style:name="P62" style:family="paragraph" style:parent-style-name="Table_20_Contents">
      <style:paragraph-properties fo:text-align="center" style:justify-single-word="false"/>
      <style:text-properties officeooo:paragraph-rsid="000d5bb8"/>
    </style:style>
    <style:style style:name="P63" style:family="paragraph" style:parent-style-name="Table_20_Contents">
      <style:paragraph-properties fo:text-align="end" style:justify-single-word="false"/>
      <style:text-properties officeooo:rsid="00196541" officeooo:paragraph-rsid="000c38f6"/>
    </style:style>
    <style:style style:name="P64" style:family="paragraph" style:parent-style-name="Table_20_Contents">
      <style:paragraph-properties fo:text-align="end" style:justify-single-word="false"/>
      <style:text-properties officeooo:rsid="00196541" officeooo:paragraph-rsid="000d5bb8"/>
    </style:style>
    <style:style style:name="P65" style:family="paragraph" style:parent-style-name="Table_20_Contents"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90" style:text-rotation-scale="line-height"/>
    </style:style>
    <style:style style:name="P66" style:family="paragraph" style:parent-style-name="Table_20_Contents">
      <style:paragraph-properties fo:text-align="center" style:justify-single-word="false"/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90" style:text-rotation-scale="line-height"/>
    </style:style>
    <style:style style:name="P67" style:family="paragraph" style:parent-style-name="Table_20_Contents"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0" style:text-rotation-scale="line-height"/>
    </style:style>
    <style:style style:name="P68" style:family="paragraph" style:parent-style-name="Table_20_Contents">
      <style:paragraph-properties fo:text-align="center" style:justify-single-word="false"/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0" style:text-rotation-scale="line-height"/>
    </style:style>
    <style:style style:name="P69" style:family="paragraph" style:parent-style-name="Table_20_Contents">
      <style:text-properties fo:font-size="8pt" fo:font-weight="bold" officeooo:rsid="0010951e" officeooo:paragraph-rsid="00154383" style:font-size-asian="8pt" style:font-weight-asian="bold" style:font-size-complex="8pt" style:font-weight-complex="bold" style:text-rotation-angle="0" style:text-rotation-scale="line-height"/>
    </style:style>
    <style:style style:name="P70" style:family="paragraph" style:parent-style-name="Table_20_Contents">
      <style:paragraph-properties fo:text-align="start" style:justify-single-word="false"/>
      <style:text-properties fo:font-size="8pt" fo:font-weight="bold" officeooo:rsid="0010951e" officeooo:paragraph-rsid="00154383" style:font-size-asian="8pt" style:font-weight-asian="bold" style:font-size-complex="8pt" style:font-weight-complex="bold" style:text-rotation-angle="0" style:text-rotation-scale="line-height"/>
    </style:style>
    <style:style style:name="P71" style:family="paragraph" style:parent-style-name="Table_20_Contents">
      <style:text-properties fo:font-size="8pt" style:font-size-asian="8pt" style:font-size-complex="8pt"/>
    </style:style>
    <style:style style:name="P72" style:family="paragraph" style:parent-style-name="Table_20_Contents">
      <style:text-properties fo:font-size="8pt" officeooo:rsid="001192cc" officeooo:paragraph-rsid="001192cc" style:font-size-asian="8pt" style:font-size-complex="8pt"/>
    </style:style>
    <style:style style:name="P73" style:family="paragraph" style:parent-style-name="Table_20_Contents">
      <style:text-properties fo:font-size="10pt" officeooo:rsid="0017a116" officeooo:paragraph-rsid="0017a116" style:font-size-asian="10pt" style:font-size-complex="10pt"/>
    </style:style>
    <style:style style:name="P74" style:family="paragraph" style:parent-style-name="Table_20_Contents">
      <style:text-properties fo:font-size="10pt" fo:font-weight="bold" officeooo:rsid="0017a116" officeooo:paragraph-rsid="0017a11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size="10pt" fo:font-weight="bold" officeooo:rsid="0017a116" officeooo:paragraph-rsid="0017a116" style:font-size-asian="10pt" style:font-weight-asian="bold" style:font-size-complex="10pt" style:font-weight-complex="bold"/>
    </style:style>
    <style:style style:name="P76" style:family="paragraph" style:parent-style-name="Table_20_Contents">
      <style:text-properties fo:font-size="10pt" fo:font-weight="bold" officeooo:rsid="0017a116" officeooo:paragraph-rsid="0017a116" style:font-size-asian="10pt" style:font-weight-asian="bold" style:font-size-complex="10pt" style:font-weight-complex="bold" style:text-rotation-angle="90" style:text-rotation-scale="line-heigh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4pt" officeooo:rsid="00195b51" officeooo:paragraph-rsid="00195b51" style:font-size-asian="14pt" style:font-size-complex="14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195b51" officeooo:paragraph-rsid="00195b51" style:font-size-asian="14pt" style:font-weight-asian="bold" style:font-size-complex="14pt" style:font-weight-complex="bold"/>
    </style:style>
    <style:style style:name="P80" style:family="paragraph" style:parent-style-name="Footer">
      <style:paragraph-properties fo:text-align="center" style:justify-single-word="false"/>
      <style:text-properties officeooo:paragraph-rsid="0008afdf"/>
    </style:style>
    <style:style style:name="P81" style:family="paragraph" style:parent-style-name="Standard">
      <style:paragraph-properties fo:text-align="end" style:justify-single-word="false"/>
      <style:text-properties fo:font-size="10pt" fo:font-style="italic" fo:font-weight="normal" officeooo:paragraph-rsid="00195b51" style:font-size-asian="10pt" style:font-style-asian="italic" style:font-weight-asian="normal" style:font-size-complex="10pt" style:font-style-complex="italic" style:font-weight-complex="normal"/>
    </style:style>
    <style:style style:name="P82" style:family="paragraph" style:parent-style-name="Standard">
      <style:paragraph-properties fo:text-align="center" style:justify-single-word="false"/>
      <style:text-properties fo:font-weight="bold" officeooo:rsid="0017a116" officeooo:paragraph-rsid="00195b51" style:font-weight-asian="bold" style:font-weight-complex="bold"/>
    </style:style>
    <style:style style:name="P83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d5bb8" officeooo:paragraph-rsid="001c56b0"/>
    </style:style>
    <style:style style:name="P84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fo:font-size="8pt" officeooo:rsid="000ce7c2" officeooo:paragraph-rsid="001c56b0" style:font-size-asian="8pt" style:font-size-complex="8pt"/>
    </style:style>
    <style:style style:name="P85" style:family="paragraph" style:parent-style-name="Standard">
      <style:paragraph-properties fo:text-align="start" style:justify-single-word="false"/>
      <style:text-properties fo:font-size="8pt" officeooo:rsid="000ce7c2" officeooo:paragraph-rsid="001c56b0" style:font-size-asian="8pt" style:font-size-complex="8pt"/>
    </style:style>
    <style:style style:name="P86" style:family="paragraph" style:parent-style-name="Standard">
      <style:paragraph-properties fo:text-align="center" style:justify-single-word="false"/>
      <style:text-properties fo:font-size="8pt" officeooo:paragraph-rsid="001c56b0" style:font-size-asian="8pt" style:font-size-complex="8pt"/>
    </style:style>
    <style:style style:name="P87" style:family="paragraph" style:parent-style-name="Standard">
      <style:paragraph-properties fo:text-align="start" style:justify-single-word="false"/>
      <style:text-properties style:font-name="Times New Roman" fo:font-size="14pt" officeooo:paragraph-rsid="001c56b0" style:font-size-asian="14pt" style:font-size-complex="14pt"/>
    </style:style>
    <style:style style:name="P88" style:family="paragraph" style:parent-style-name="Standard">
      <style:text-properties officeooo:paragraph-rsid="001c56b0"/>
    </style:style>
    <style:style style:name="P89" style:family="paragraph" style:parent-style-name="Table_20_Contents">
      <style:paragraph-properties fo:text-align="end" style:justify-single-word="false"/>
      <style:text-properties officeooo:rsid="00196541" officeooo:paragraph-rsid="001c56b0"/>
    </style:style>
    <style:style style:name="P90" style:family="paragraph" style:parent-style-name="Table_20_Contents">
      <style:paragraph-properties fo:text-align="center" style:justify-single-word="false"/>
      <style:text-properties officeooo:paragraph-rsid="001c56b0"/>
    </style:style>
    <style:style style:name="P91" style:family="paragraph" style:parent-style-name="Table_20_Contents">
      <style:paragraph-properties fo:text-align="start" style:justify-single-word="false"/>
      <style:text-properties officeooo:rsid="000ce7c2" officeooo:paragraph-rsid="001c56b0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195b51" officeooo:paragraph-rsid="00195b51" style:font-size-asian="14pt" style:font-weight-asian="bold" style:font-size-complex="14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1c56b0" officeooo:paragraph-rsid="001c56b0" style:font-size-asian="14pt" style:font-weight-asian="bold" style:font-size-complex="14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4pt" officeooo:rsid="001c56b0" officeooo:paragraph-rsid="001c56b0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fo:font-size="14pt" officeooo:rsid="001c56b0" officeooo:paragraph-rsid="001c56b0" style:font-size-asian="14pt" style:font-size-complex="14pt"/>
    </style:style>
    <style:style style:name="T1" style:family="text">
      <style:text-properties officeooo:rsid="0018272f"/>
    </style:style>
    <style:style style:name="T2" style:family="text">
      <style:text-properties officeooo:rsid="00195b51"/>
    </style:style>
    <style:style style:name="T3" style:family="text">
      <style:text-properties officeooo:rsid="0010951e"/>
    </style:style>
    <style:style style:name="T4" style:family="text">
      <style:text-properties officeooo:rsid="000c38f6"/>
    </style:style>
    <style:style style:name="T5" style:family="text">
      <style:text-properties officeooo:rsid="000aa6fc"/>
    </style:style>
    <style:style style:name="T6" style:family="text">
      <style:text-properties officeooo:rsid="0008afdf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0ce7c2"/>
    </style:style>
    <style:style style:name="T9" style:family="text">
      <style:text-properties officeooo:rsid="00092765"/>
    </style:style>
    <style:style style:name="T10" style:family="text">
      <style:text-properties officeooo:rsid="00196541"/>
    </style:style>
    <style:style style:name="T11" style:family="text">
      <style:text-properties officeooo:rsid="000d5bb8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officeooo:rsid="001192cc"/>
    </style:style>
    <style:style style:name="T14" style:family="text">
      <style:text-properties officeooo:rsid="00154383"/>
    </style:style>
    <style:style style:name="T15" style:family="text">
      <style:text-properties officeooo:rsid="0017a116"/>
    </style:style>
    <style:style style:name="T16" style:family="text">
      <style:text-properties officeooo:rsid="001c56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92">№ п/п</text:p>
          </table:table-cell>
          <table:table-cell table:style-name="Таблица2.A1" office:value-type="string">
            <text:p text:style-name="P92">Принятые решения</text:p>
          </table:table-cell>
          <table:table-cell table:style-name="Таблица2.A1" office:value-type="string">
            <text:p text:style-name="P92">Срок исполнения</text:p>
          </table:table-cell>
          <table:table-cell table:style-name="Таблица2.A1" office:value-type="string">
            <text:p text:style-name="P92">Ответственный исполнитель</text:p>
          </table:table-cell>
          <table:table-cell table:style-name="Таблица2.A1" office:value-type="string">
            <text:p text:style-name="P92">Ход исполнения поручения</text:p>
          </table:table-cell>
          <table:table-cell table:style-name="Таблица2.F1" office:value-type="string">
            <text:p text:style-name="P93">Статус</text:p>
          </table:table-cell>
        </table:table-row>
        <table:table-row>
          <table:table-cell table:style-name="Таблица2.A2" office:value-type="string">
            <text:p text:style-name="P92">1</text:p>
            <text:p text:style-name="P93">(п.1.2)</text:p>
          </table:table-cell>
          <table:table-cell table:style-name="Таблица2.B2" office:value-type="string">
            <text:p text:style-name="P94">Заключить в установленном порядке государственный контракт на дооснащение мебелью жилого дома №5</text:p>
          </table:table-cell>
          <table:table-cell table:style-name="Таблица2.A2" office:value-type="string">
            <text:p text:style-name="P95">до 15 июля 2019 г. </text:p>
          </table:table-cell>
          <table:table-cell table:style-name="Таблица2.A2" office:value-type="string">
            <text:p text:style-name="P95">ДС МО РФ совместно с ФКП «УЗКС МО РФ»</text:p>
          </table:table-cell>
          <table:table-cell table:style-name="Таблица2.A2" office:value-type="string">
            <text:p text:style-name="P94">ГК не заключен ТЗ утверждено, ОНЦ посчитано, не утверждено</text:p>
          </table:table-cell>
          <table:table-cell table:style-name="Таблица2.F2" office:value-type="string">
            <text:p text:style-name="P95">Выполняется</text:p>
          </table:table-cell>
        </table:table-row>
        <table:table-row>
          <table:table-cell table:style-name="Таблица2.A3" office:value-type="string">
            <text:p text:style-name="P92">2<text:line-break/><text:span text:style-name="T16">(п.1.3)</text:span></text:p>
          </table:table-cell>
          <table:table-cell table:style-name="Таблица2.B3" office:value-type="string">
            <text:p text:style-name="P94">Уведомить ДЭСиОКУ МО РФ о планируемых сроках передачи ФГБУ «ЦЖКУ» МО РФ в эксплуатацию жилых домов в г. Солнечногорске и котельной № 104 в г. Кубинке с учетом готовности комплекта исполнительной и иной необходимой документации по данных объектам</text:p>
          </table:table-cell>
          <table:table-cell table:style-name="Таблица2.A3" office:value-type="string">
            <text:p text:style-name="P95">до 25 июня 2019 г. </text:p>
          </table:table-cell>
          <table:table-cell table:style-name="Таблица2.A3" office:value-type="string">
            <text:p text:style-name="P95">ДС МО РФ совместно с ФКП «УЗКС МО РФ»</text:p>
          </table:table-cell>
          <table:table-cell table:style-name="Таблица2.A3" office:value-type="string">
            <text:p text:style-name="P94">Дома эксплуатируются в АО «ГУОВ», мероприятия по передачи домов в эксплуатацию ФГБУ «ЦЖКУ» МО РФ не начаты. Командование в/ч 99450 направлено обращение в адрес Департамента эксплуатационного содержания и обеспечения коммунальными услугами воинских частей и организации Министерства обороны Российской Федерации организовать работу по выбору управляющей организации и передачи прав управления по указанным объектам</text:p>
          </table:table-cell>
          <table:table-cell table:style-name="Таблица2.F3" office:value-type="string">
            <text:p text:style-name="P95">Не исполнено</text:p>
          </table:table-cell>
        </table:table-row>
      </table:table>
      <text:p text:style-name="P8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89">&lt;должность&gt;</text:p>
          </table:table-cell>
          <table:covered-table-cell/>
          <table:table-cell table:style-name="Table1.C1" office:value-type="string">
            <text:p text:style-name="P90"/>
          </table:table-cell>
          <table:table-cell table:style-name="Table1.A1" office:value-type="string">
            <text:p text:style-name="P91"><text:span text:style-name="T10">&lt;в/звание&gt;</text:span> <text:span text:style-name="T10">&lt;И. Фамилия&gt;</text:span> </text:p>
          </table:table-cell>
        </table:table-row>
        <table:table-row>
          <table:table-cell table:style-name="Table1.A1" office:value-type="string">
            <text:p text:style-name="P83">&lt;дата&gt;</text:p>
          </table:table-cell>
          <table:table-cell table:style-name="Table1.A1" office:value-type="string">
            <text:p text:style-name="P84">(должность) </text:p>
          </table:table-cell>
          <table:table-cell table:style-name="Table1.A1" office:value-type="string">
            <text:p text:style-name="P86"><text:span text:style-name="T8">(</text:span>подпись<text:span text:style-name="T8">)</text:span></text:p>
          </table:table-cell>
          <table:table-cell table:style-name="Table1.A1" office:value-type="string">
            <text:p text:style-name="P85">(воинское звание, инициал имени, фамилия)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195b51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7a116" officeooo:paragraph-rsid="00195b51" style:font-weight-asian="bold" style:font-weight-complex="bold"/>
    </style:style>
    <style:style style:name="MT1" style:family="text">
      <style:text-properties officeooo:rsid="0018272f"/>
    </style:style>
    <style:style style:name="MT2" style:family="text">
      <style:text-properties officeooo:rsid="001c56b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<text:span text:style-name="MT1">11а</text:span></text:p>
        <text:p text:style-name="MP2">Замечания, <text:span text:style-name="MT2">находящихся на исполнении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0:33:46.588549145</meta:creation-date>
    <dc:date>2021-08-10T17:18:45.278343134</dc:date>
    <meta:editing-duration>PT3H18M23S</meta:editing-duration>
    <meta:editing-cycles>18</meta:editing-cycles>
    <meta:generator>LibreOffice/6.0.7.3$Linux_X86_64 LibreOffice_project/00m0$Build-3</meta:generator>
    <meta:document-statistic meta:table-count="2" meta:image-count="0" meta:object-count="0" meta:page-count="1" meta:paragraph-count="27" meta:word-count="176" meta:character-count="1208" meta:non-whitespace-character-count="1055"/>
  </office:meta>
</office:document-meta>
</file>